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B54CEF1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du1-title">
      <style:graphic-properties draw:auto-grow-height="true" fo:min-height="3.506cm"/>
    </style:style>
    <style:style style:name="pr2" style:family="presentation" style:parent-style-name="edu1-subtitle">
      <style:graphic-properties draw:fill-color="#ffffff" draw:auto-grow-height="true" fo:min-height="12.179cm"/>
    </style:style>
    <style:style style:name="pr3" style:family="presentation" style:parent-style-name="edu1-notes">
      <style:graphic-properties draw:fill-color="#ffffff" draw:auto-grow-height="true" fo:min-height="11.41cm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du1" presentation:presentation-page-layout-name="AL1T0">
        <draw:frame presentation:style-name="pr1" draw:layer="layout" svg:width="23.91cm" svg:height="3.506cm" svg:x="2.057cm" svg:y="1.743cm" presentation:class="title" presentation:placeholder="true">
          <draw:text-box/>
        </draw:frame>
        <draw:frame presentation:style-name="pr2" draw:layer="layout" svg:width="23.91cm" svg:height="12.179cm" svg:x="2.057cm" svg:y="5.838cm" presentation:class="subtitle">
          <draw:text-box>
            <text:p><text:span text:style-name="T1"><text:a xlink:href="http://www.silvercoders.com/">hyperlink test</text:a>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imp01_5f_slide" draw:display-name="imp01_slide" xlink:href="Pictures/100000000000032000000258B54CEF1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Łącze_20_internetowe" style:display-name="Łącze internetowe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Indeks" style:family="graphic">
      <style:paragraph-properties style:text-autospace="none"/>
      <style:text-properties fo:font-family="Times, 'Times New Roman'"/>
    </style:style>
    <style:style style:name="Podpis" style:family="graphic">
      <style:paragraph-properties fo:margin-top="0.374cm" fo:margin-bottom="0.374cm" style:text-autospace="none"/>
      <style:text-properties fo:font-family="Times, 'Times New Roman'"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  <style:text-properties fo:font-family="Times, 'Times New Roman'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du1-background" style:family="presentation">
      <style:graphic-properties draw:stroke="none" draw:fill="bitmap" draw:fill-image-name="imp01_5f_slide" style:repeat="stretch"/>
    </style:style>
    <style:style style:name="edu1-backgroundobjects" style:family="presentation">
      <style:graphic-properties draw:shadow="hidden" draw:shadow-offset-x="0.3cm" draw:shadow-offset-y="0.3cm" draw:shadow-color="#808080"/>
    </style:style>
    <style:style style:name="edu1-notes" style:family="presentation">
      <style:graphic-properties draw:stroke="none" draw:fill="none">
        <text:list-style style:name="edu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edu1-outline1" style:family="presentation">
      <style:graphic-properties draw:stroke="none" draw:fill="none">
        <text:list-style style:name="edu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edu1-outline2" style:family="presentation" style:parent-style-name="edu1-outline1">
      <style:paragraph-properties fo:margin-left="2.399cm" fo:margin-right="0cm" fo:margin-top="0cm" fo:margin-bottom="0.399cm" fo:text-indent="-0.799cm"/>
      <style:text-properties fo:font-size="28pt" style:font-size-asian="28pt" style:font-size-complex="28pt"/>
    </style:style>
    <style:style style:name="edu1-outline3" style:family="presentation" style:parent-style-name="edu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du1-outline4" style:family="presentation" style:parent-style-name="edu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du1-outline5" style:family="presentation" style:parent-style-name="edu1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edu1-outline6" style:family="presentation" style:parent-style-name="edu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du1-outline7" style:family="presentation" style:parent-style-name="edu1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edu1-outline8" style:family="presentation" style:parent-style-name="edu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du1-outline9" style:family="presentation" style:parent-style-name="edu1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edu1-subtitle" style:family="presentation">
      <style:graphic-properties draw:stroke="none" draw:fill="none" draw:textarea-vertical-align="middle">
        <text:list-style style:name="ed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edu1-title" style:family="presentation">
      <style:graphic-properties draw:stroke="none" draw:fill="none" draw:textarea-vertical-align="middle">
        <text:list-style style:name="ed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imp01_5f_slid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edu1" style:page-layout-name="PM1" draw:style-name="Mdp2">
      <draw:frame presentation:style-name="edu1-title" draw:layer="backgroundobjects" svg:width="23.91cm" svg:height="3.506cm" svg:x="2.057cm" svg:y="1.743cm" presentation:class="title" presentation:placeholder="true">
        <draw:text-box/>
      </draw:frame>
      <draw:frame presentation:style-name="edu1-outline1" draw:layer="backgroundobjects" svg:width="23.91cm" svg:height="12.179cm" svg:x="2.057cm" svg:y="5.838cm" presentation:class="outline" presentation:placeholder="true">
        <draw:text-box/>
      </draw:frame>
      <presentation:notes style:page-layout-name="PM0">
        <draw:page-thumbnail presentation:style-name="edu1-title" draw:layer="backgroundobjects" svg:width="13.705cm" svg:height="10.279cm" svg:x="3.641cm" svg:y="2.853cm" presentation:class="page"/>
        <draw:frame presentation:style-name="edu1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4T12:12:46</meta:creation-date>
    <dc:date>2012-05-24T12:26:25</dc:date>
    <meta:editing-duration>P0D</meta:editing-duration>
    <meta:editing-cycles>1</meta:editing-cycles>
    <meta:document-statistic meta:object-count="29"/>
    <meta:generator>LibreOffice/3.5$Linux_x86 LibreOffice_project/350m1$Build-2</meta:generator>
  </office:meta>
</office:document-meta>
</file>